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3feb" officeooo:paragraph-rsid="00163feb"/>
    </style:style>
    <style:style style:name="P2" style:family="paragraph" style:parent-style-name="Standard">
      <style:text-properties officeooo:rsid="00163feb" officeooo:paragraph-rsid="00164cc0"/>
    </style:style>
    <style:style style:name="P3" style:family="paragraph" style:parent-style-name="Standard">
      <style:text-properties officeooo:rsid="001b239d" officeooo:paragraph-rsid="001b239d"/>
    </style:style>
    <style:style style:name="P4" style:family="paragraph" style:parent-style-name="Standard">
      <style:text-properties officeooo:rsid="001c89b4" officeooo:paragraph-rsid="001c89b4"/>
    </style:style>
    <style:style style:name="P5" style:family="paragraph" style:parent-style-name="Standard">
      <style:text-properties officeooo:rsid="001e302a" officeooo:paragraph-rsid="001e302a"/>
    </style:style>
    <style:style style:name="P6" style:family="paragraph" style:parent-style-name="Standard">
      <style:text-properties officeooo:rsid="001e302a" officeooo:paragraph-rsid="00346f2a"/>
    </style:style>
    <style:style style:name="P7" style:family="paragraph" style:parent-style-name="Standard">
      <style:text-properties officeooo:rsid="001fe79d" officeooo:paragraph-rsid="001fe79d"/>
    </style:style>
    <style:style style:name="P8" style:family="paragraph" style:parent-style-name="Standard">
      <style:text-properties fo:color="#009900" officeooo:rsid="001fe79d" officeooo:paragraph-rsid="001fe79d"/>
    </style:style>
    <style:style style:name="P9" style:family="paragraph" style:parent-style-name="Standard">
      <style:text-properties fo:color="#000099" officeooo:rsid="001fe79d" officeooo:paragraph-rsid="0021c853"/>
    </style:style>
    <style:style style:name="P10" style:family="paragraph" style:parent-style-name="Standard">
      <style:text-properties fo:color="#000099" officeooo:rsid="0021c853" officeooo:paragraph-rsid="0021c853"/>
    </style:style>
    <style:style style:name="P11" style:family="paragraph" style:parent-style-name="Standard">
      <style:text-properties fo:color="#000099" officeooo:rsid="0021c853" officeooo:paragraph-rsid="0022414d"/>
    </style:style>
    <style:style style:name="P12" style:family="paragraph" style:parent-style-name="Standard">
      <style:text-properties fo:color="#000099" officeooo:rsid="0021c853" officeooo:paragraph-rsid="0023f2c8"/>
    </style:style>
    <style:style style:name="P13" style:family="paragraph" style:parent-style-name="Standard">
      <style:text-properties fo:color="#000099" officeooo:rsid="0021c853" officeooo:paragraph-rsid="00418e1c"/>
    </style:style>
    <style:style style:name="P14" style:family="paragraph" style:parent-style-name="Standard">
      <style:text-properties fo:color="#000099" officeooo:rsid="0021c853" officeooo:paragraph-rsid="00425545"/>
    </style:style>
    <style:style style:name="P15" style:family="paragraph" style:parent-style-name="Standard">
      <style:text-properties fo:color="#990000" officeooo:rsid="0021c853" officeooo:paragraph-rsid="00263bf2"/>
    </style:style>
    <style:style style:name="P16" style:family="paragraph" style:parent-style-name="Standard">
      <style:text-properties fo:color="#990000" officeooo:rsid="0021c853" officeooo:paragraph-rsid="001b239d"/>
    </style:style>
    <style:style style:name="P17" style:family="paragraph" style:parent-style-name="Standard">
      <style:text-properties fo:color="#990000" officeooo:rsid="0021c853" officeooo:paragraph-rsid="00418e1c"/>
    </style:style>
    <style:style style:name="P18" style:family="paragraph" style:parent-style-name="Standard">
      <style:text-properties fo:color="#990000" officeooo:rsid="0021c853" officeooo:paragraph-rsid="00425545"/>
    </style:style>
    <style:style style:name="P19" style:family="paragraph" style:parent-style-name="Standard">
      <style:text-properties officeooo:rsid="00276545" officeooo:paragraph-rsid="002cc43d"/>
    </style:style>
    <style:style style:name="P20" style:family="paragraph" style:parent-style-name="Standard">
      <style:text-properties officeooo:rsid="00276545" officeooo:paragraph-rsid="0045b861"/>
    </style:style>
    <style:style style:name="P21" style:family="paragraph" style:parent-style-name="Standard">
      <style:text-properties officeooo:rsid="00296131" officeooo:paragraph-rsid="002ca5b9"/>
    </style:style>
    <style:style style:name="P22" style:family="paragraph" style:parent-style-name="Standard">
      <style:text-properties officeooo:rsid="00296131" officeooo:paragraph-rsid="0030ea52"/>
    </style:style>
    <style:style style:name="P23" style:family="paragraph" style:parent-style-name="Standard">
      <style:text-properties officeooo:rsid="00296131" officeooo:paragraph-rsid="0046974a"/>
    </style:style>
    <style:style style:name="P24" style:family="paragraph" style:parent-style-name="Standard">
      <style:text-properties officeooo:rsid="00296131" officeooo:paragraph-rsid="00475bb0"/>
    </style:style>
    <style:style style:name="P25" style:family="paragraph" style:parent-style-name="Standard">
      <style:text-properties officeooo:rsid="002ca5b9" officeooo:paragraph-rsid="002ca5b9"/>
    </style:style>
    <style:style style:name="P26" style:family="paragraph" style:parent-style-name="Standard">
      <style:text-properties officeooo:rsid="002ca5b9" officeooo:paragraph-rsid="0030ea52"/>
    </style:style>
    <style:style style:name="P27" style:family="paragraph" style:parent-style-name="Standard">
      <style:text-properties officeooo:rsid="002ca5b9" officeooo:paragraph-rsid="00494a2d"/>
    </style:style>
    <style:style style:name="P28" style:family="paragraph" style:parent-style-name="Standard">
      <style:text-properties officeooo:rsid="002ca5b9" officeooo:paragraph-rsid="004a40b3"/>
    </style:style>
    <style:style style:name="P29" style:family="paragraph" style:parent-style-name="Standard">
      <style:text-properties officeooo:rsid="00346c82" officeooo:paragraph-rsid="00346c82"/>
    </style:style>
    <style:style style:name="P30" style:family="paragraph" style:parent-style-name="Standard">
      <style:text-properties officeooo:paragraph-rsid="00346c82"/>
    </style:style>
    <style:style style:name="P31" style:family="paragraph" style:parent-style-name="Standard">
      <style:text-properties style:use-window-font-color="true" officeooo:rsid="0021c853" officeooo:paragraph-rsid="00418e1c"/>
    </style:style>
    <style:style style:name="P32" style:family="paragraph" style:parent-style-name="Standard">
      <style:text-properties style:use-window-font-color="true" officeooo:rsid="0021c853" officeooo:paragraph-rsid="001b239d"/>
    </style:style>
    <style:style style:name="P33" style:family="paragraph" style:parent-style-name="Standard">
      <style:text-properties style:use-window-font-color="true" officeooo:rsid="0021c853" officeooo:paragraph-rsid="0044206d"/>
    </style:style>
    <style:style style:name="P34" style:family="paragraph" style:parent-style-name="Standard">
      <style:text-properties style:use-window-font-color="true" officeooo:rsid="0021c853" officeooo:paragraph-rsid="0044206d" fo:background-color="transparent"/>
    </style:style>
    <style:style style:name="P35" style:family="paragraph" style:parent-style-name="Standard">
      <style:text-properties style:use-window-font-color="true" officeooo:paragraph-rsid="0044206d"/>
    </style:style>
    <style:style style:name="P36" style:family="paragraph" style:parent-style-name="Text_20_body">
      <style:text-properties officeooo:paragraph-rsid="0036d8c4"/>
    </style:style>
    <style:style style:name="P37" style:family="paragraph" style:parent-style-name="Text_20_body">
      <style:paragraph-properties fo:text-align="center" style:justify-single-word="false"/>
      <style:text-properties officeooo:paragraph-rsid="003d310d"/>
    </style:style>
    <style:style style:name="P38" style:family="paragraph" style:parent-style-name="Text_20_body" style:list-style-name="L1">
      <style:text-properties officeooo:rsid="00508381" officeooo:paragraph-rsid="00508381"/>
    </style:style>
    <style:style style:name="P39" style:family="paragraph" style:parent-style-name="Text_20_body" style:list-style-name="L1">
      <style:text-properties officeooo:rsid="0050d7e6" officeooo:paragraph-rsid="005183c3"/>
    </style:style>
    <style:style style:name="P40" style:family="paragraph" style:parent-style-name="Text_20_body" style:list-style-name="L1">
      <style:text-properties officeooo:rsid="0052d38f" officeooo:paragraph-rsid="0052d38f"/>
    </style:style>
    <style:style style:name="P41" style:family="paragraph" style:parent-style-name="Text_20_body" style:list-style-name="L2">
      <style:text-properties officeooo:rsid="0054a8bd" officeooo:paragraph-rsid="0054a8bd"/>
    </style:style>
    <style:style style:name="P42" style:family="paragraph" style:parent-style-name="Text_20_body" style:list-style-name="L3">
      <style:text-properties officeooo:paragraph-rsid="0057ed0d"/>
    </style:style>
    <style:style style:name="P43" style:family="paragraph" style:parent-style-name="Text_20_body" style:list-style-name="L3">
      <style:text-properties officeooo:rsid="0059ebb4" officeooo:paragraph-rsid="0059ebb4"/>
    </style:style>
    <style:style style:name="P44" style:family="paragraph" style:parent-style-name="Text_20_body" style:list-style-name="L2">
      <style:text-properties officeooo:rsid="005bf68e" officeooo:paragraph-rsid="005bf68e"/>
    </style:style>
    <style:style style:name="P45" style:family="paragraph" style:parent-style-name="Heading_20_2">
      <style:paragraph-properties fo:break-before="page"/>
      <style:text-properties style:text-position="0% 100%" officeooo:rsid="0036d8c4" officeooo:paragraph-rsid="0036d8c4"/>
    </style:style>
    <style:style style:name="P46" style:family="paragraph" style:parent-style-name="Heading_20_2">
      <style:paragraph-properties fo:break-before="page"/>
      <style:text-properties officeooo:rsid="002cc43d" officeooo:paragraph-rsid="002cc43d"/>
    </style:style>
    <style:style style:name="P47" style:family="paragraph" style:parent-style-name="Heading_20_2">
      <style:text-properties officeooo:paragraph-rsid="0054a8bd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Heading_20_3">
      <style:text-properties officeooo:rsid="002cc43d" officeooo:paragraph-rsid="002cc43d"/>
    </style:style>
    <style:style style:name="P5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1" style:family="paragraph" style:parent-style-name="Table_20_Contents">
      <style:text-properties officeooo:rsid="0037b310" officeooo:paragraph-rsid="0037b310"/>
    </style:style>
    <style:style style:name="P52" style:family="paragraph" style:parent-style-name="Table_20_Contents">
      <style:text-properties officeooo:rsid="0037b310" officeooo:paragraph-rsid="00531c6e"/>
    </style:style>
    <style:style style:name="P53" style:family="paragraph" style:parent-style-name="Table_20_Contents">
      <style:text-properties fo:font-weight="bold" officeooo:rsid="0037b310" officeooo:paragraph-rsid="0037b310" style:font-weight-asian="bold" style:font-weight-complex="bold"/>
    </style:style>
    <style:style style:name="P54" style:family="paragraph" style:parent-style-name="Table_20_Contents">
      <style:text-properties officeooo:rsid="00531c6e" officeooo:paragraph-rsid="00531c6e"/>
    </style:style>
    <style:style style:name="P55" style:family="paragraph" style:parent-style-name="Footer">
      <style:paragraph-properties fo:text-align="end" style:justify-single-word="false"/>
    </style:style>
    <style:style style:name="P56" style:family="paragraph" style:parent-style-name="Heading_20_1">
      <style:paragraph-properties fo:text-align="center" style:justify-single-word="false"/>
      <style:text-properties officeooo:rsid="003d310d" officeooo:paragraph-rsid="003d310d"/>
    </style:style>
    <style:style style:name="P57" style:family="paragraph" style:parent-style-name="Heading_20_4">
      <style:text-properties officeooo:paragraph-rsid="005634df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64cc0"/>
    </style:style>
    <style:style style:name="T2" style:family="text">
      <style:text-properties officeooo:rsid="0017a45f"/>
    </style:style>
    <style:style style:name="T3" style:family="text">
      <style:text-properties officeooo:rsid="001a7d6e"/>
    </style:style>
    <style:style style:name="T4" style:family="text">
      <style:text-properties officeooo:rsid="001c01d2"/>
    </style:style>
    <style:style style:name="T5" style:family="text">
      <style:text-properties fo:color="#990000"/>
    </style:style>
    <style:style style:name="T6" style:family="text">
      <style:text-properties fo:color="#990000" officeooo:rsid="00164cc0"/>
    </style:style>
    <style:style style:name="T7" style:family="text">
      <style:text-properties fo:color="#990000" fo:font-weight="bold" style:font-weight-asian="bold" style:font-weight-complex="bold"/>
    </style:style>
    <style:style style:name="T8" style:family="text">
      <style:text-properties fo:color="#990000" officeooo:rsid="00276545"/>
    </style:style>
    <style:style style:name="T9" style:family="text">
      <style:text-properties fo:color="#990000" officeooo:rsid="003222ea"/>
    </style:style>
    <style:style style:name="T10" style:family="text">
      <style:text-properties fo:color="#990000" fo:font-weight="normal" officeooo:rsid="003f69b0" style:font-weight-asian="normal" style:font-weight-complex="normal"/>
    </style:style>
    <style:style style:name="T11" style:family="text">
      <style:text-properties fo:color="#009900"/>
    </style:style>
    <style:style style:name="T12" style:family="text">
      <style:text-properties fo:color="#009900" officeooo:rsid="0022414d"/>
    </style:style>
    <style:style style:name="T13" style:family="text">
      <style:text-properties fo:color="#009900" officeooo:rsid="00276545"/>
    </style:style>
    <style:style style:name="T14" style:family="text">
      <style:text-properties fo:color="#009900" officeooo:rsid="003222ea"/>
    </style:style>
    <style:style style:name="T15" style:family="text">
      <style:text-properties fo:color="#009900" officeooo:rsid="003fef21"/>
    </style:style>
    <style:style style:name="T16" style:family="text">
      <style:text-properties fo:color="#009900" officeooo:rsid="001fe79d"/>
    </style:style>
    <style:style style:name="T17" style:family="text">
      <style:text-properties fo:color="#009900" officeooo:rsid="0040e70b"/>
    </style:style>
    <style:style style:name="T18" style:family="text">
      <style:text-properties fo:color="#000099"/>
    </style:style>
    <style:style style:name="T19" style:family="text">
      <style:text-properties fo:color="#000099" officeooo:rsid="00164cc0"/>
    </style:style>
    <style:style style:name="T20" style:family="text">
      <style:text-properties fo:color="#000099" officeooo:rsid="0021c853"/>
    </style:style>
    <style:style style:name="T21" style:family="text">
      <style:text-properties fo:color="#000099" officeooo:rsid="00276545"/>
    </style:style>
    <style:style style:name="T22" style:family="text">
      <style:text-properties fo:color="#000099" officeooo:rsid="003222ea"/>
    </style:style>
    <style:style style:name="T23" style:family="text">
      <style:text-properties fo:color="#000099" officeooo:rsid="003fef21"/>
    </style:style>
    <style:style style:name="T24" style:family="text">
      <style:text-properties officeooo:rsid="001fe79d"/>
    </style:style>
    <style:style style:name="T25" style:family="text">
      <style:text-properties officeooo:rsid="00204027"/>
    </style:style>
    <style:style style:name="T26" style:family="text">
      <style:text-properties officeooo:rsid="0021c853"/>
    </style:style>
    <style:style style:name="T27" style:family="text">
      <style:text-properties officeooo:rsid="0022414d"/>
    </style:style>
    <style:style style:name="T28" style:family="text">
      <style:text-properties officeooo:rsid="0023f2c8"/>
    </style:style>
    <style:style style:name="T29" style:family="text">
      <style:text-properties officeooo:rsid="00246ec7"/>
    </style:style>
    <style:style style:name="T30" style:family="text">
      <style:text-properties officeooo:rsid="00263bf2"/>
    </style:style>
    <style:style style:name="T31" style:family="text">
      <style:text-properties officeooo:rsid="00276545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2830c0" fo:background-color="#ffff00" loext:char-shading-value="0"/>
    </style:style>
    <style:style style:name="T34" style:family="text">
      <style:text-properties officeooo:rsid="00276545" fo:background-color="#ffff00" loext:char-shading-value="0"/>
    </style:style>
    <style:style style:name="T35" style:family="text">
      <style:text-properties officeooo:rsid="002e6ce6" fo:background-color="#ffff00" loext:char-shading-value="0"/>
    </style:style>
    <style:style style:name="T36" style:family="text">
      <style:text-properties officeooo:rsid="002cc43d"/>
    </style:style>
    <style:style style:name="T37" style:family="text">
      <style:text-properties officeooo:rsid="002ca5b9"/>
    </style:style>
    <style:style style:name="T38" style:family="text">
      <style:text-properties officeooo:rsid="003222ea"/>
    </style:style>
    <style:style style:name="T39" style:family="text">
      <style:text-properties officeooo:rsid="003410ac"/>
    </style:style>
    <style:style style:name="T40" style:family="text">
      <style:text-properties officeooo:rsid="00346c82"/>
    </style:style>
    <style:style style:name="T41" style:family="text">
      <style:text-properties officeooo:rsid="00346f2a"/>
    </style:style>
    <style:style style:name="T42" style:family="text">
      <style:text-properties style:text-position="0% 100%"/>
    </style:style>
    <style:style style:name="T43" style:family="text">
      <style:text-properties style:text-position="0% 100%" officeooo:rsid="0036d8c4"/>
    </style:style>
    <style:style style:name="T44" style:family="text">
      <style:text-properties style:text-position="0% 100%" officeooo:rsid="0057ed0d"/>
    </style:style>
    <style:style style:name="T45" style:family="text">
      <style:text-properties officeooo:rsid="0038f5f7"/>
    </style:style>
    <style:style style:name="T46" style:family="text">
      <style:text-properties officeooo:rsid="003b95db"/>
    </style:style>
    <style:style style:name="T47" style:family="text">
      <style:text-properties officeooo:rsid="003d310d"/>
    </style:style>
    <style:style style:name="T48" style:family="text">
      <style:text-properties officeooo:rsid="0040e70b"/>
    </style:style>
    <style:style style:name="T49" style:family="text">
      <style:text-properties officeooo:rsid="0043c436"/>
    </style:style>
    <style:style style:name="T50" style:family="text">
      <style:text-properties officeooo:rsid="0044206d"/>
    </style:style>
    <style:style style:name="T51" style:family="text">
      <style:text-properties officeooo:rsid="0044206d" fo:background-color="transparent" loext:char-shading-value="0"/>
    </style:style>
    <style:style style:name="T52" style:family="text">
      <style:text-properties style:use-window-font-color="true"/>
    </style:style>
    <style:style style:name="T53" style:family="text">
      <style:text-properties style:use-window-font-color="true" officeooo:rsid="00276545"/>
    </style:style>
    <style:style style:name="T54" style:family="text">
      <style:text-properties officeooo:rsid="005183c3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bookmark-start text:name="__RefHeading___Toc129_864912710"/>Auto Converter<text:bookmark-end text:name="__RefHeading___Toc129_864912710"/></text:h>
      <text:p text:style-name="P3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8"><text:a xlink:type="simple" xlink:href="#__RefHeading___Toc129_864912710" text:style-name="Index_20_Link" text:visited-style-name="Index_20_Link">Auto Converter<text:tab/>1</text:a></text:p>
          <text:p text:style-name="P59"><text:a xlink:type="simple" xlink:href="#__RefHeading___Toc131_864912710" text:style-name="Index_20_Link" text:visited-style-name="Index_20_Link">Original Function Specification<text:tab/>2</text:a></text:p>
          <text:p text:style-name="P59"><text:a xlink:type="simple" xlink:href="#__RefHeading___Toc133_864912710" text:style-name="Index_20_Link" text:visited-style-name="Index_20_Link">Function Conversion<text:tab/>2</text:a></text:p>
          <text:p text:style-name="P60"><text:a xlink:type="simple" xlink:href="#__RefHeading___Toc135_864912710" text:style-name="Index_20_Link" text:visited-style-name="Index_20_Link">Function Header Adjustment Step<text:tab/>2</text:a></text:p>
          <text:p text:style-name="P60"><text:a xlink:type="simple" xlink:href="#__RefHeading___Toc137_864912710" text:style-name="Index_20_Link" text:visited-style-name="Index_20_Link">Tensor Function Header<text:tab/>2</text:a></text:p>
          <text:p text:style-name="P60"><text:a xlink:type="simple" xlink:href="#__RefHeading___Toc139_864912710" text:style-name="Index_20_Link" text:visited-style-name="Index_20_Link">CPU Code<text:tab/>2</text:a></text:p>
          <text:p text:style-name="P50"><text:a xlink:type="simple" xlink:href="#__RefHeading___Toc346_864912710" text:style-name="Index_20_Link" text:visited-style-name="Index_20_Link">Function Shape Registration<text:tab/>2</text:a></text:p>
          <text:p text:style-name="P50"><text:a xlink:type="simple" xlink:href="#__RefHeading___Toc348_864912710" text:style-name="Index_20_Link" text:visited-style-name="Index_20_Link">Function Invokation<text:tab/>2</text:a></text:p>
          <text:p text:style-name="P50"><text:a xlink:type="simple" xlink:href="#__RefHeading___Toc360_864912710" text:style-name="Index_20_Link" text:visited-style-name="Index_20_Link">Function Registration<text:tab/>3</text:a></text:p>
          <text:p text:style-name="P50"><text:a xlink:type="simple" xlink:href="#__RefHeading___Toc362_864912710" text:style-name="Index_20_Link" text:visited-style-name="Index_20_Link">Actual CPU Implementation<text:tab/>3</text:a></text:p>
          <text:p text:style-name="P60"><text:a xlink:type="simple" xlink:href="#__RefHeading___Toc141_864912710" text:style-name="Index_20_Link" text:visited-style-name="Index_20_Link">GPU Code<text:tab/>4</text:a></text:p>
          <text:p text:style-name="P59"><text:a xlink:type="simple" xlink:href="#__RefHeading___Toc143_864912710" text:style-name="Index_20_Link" text:visited-style-name="Index_20_Link">Type Conversion<text:tab/>5</text:a></text:p>
          <text:p text:style-name="P59"><text:a xlink:type="simple" xlink:href="#__RefHeading___Toc403_864912710" text:style-name="Index_20_Link" text:visited-style-name="Index_20_Link"><text:span text:style-name="T42">U</text:span></text:a><text:a xlink:type="simple" xlink:href="#__RefHeading___Toc403_864912710" text:style-name="Index_20_Link" text:visited-style-name="Index_20_Link"><text:span text:style-name="T42">til Function Conversion</text:span></text:a><text:a xlink:type="simple" xlink:href="#__RefHeading___Toc403_864912710" text:style-name="Index_20_Link" text:visited-style-name="Index_20_Link"><text:tab/>5</text:a></text:p>
          <text:p text:style-name="P60"><text:a xlink:type="simple" xlink:href="#__RefHeading___Toc350_864912710" text:style-name="Index_20_Link" text:visited-style-name="Index_20_Link">GPU<text:tab/>5</text:a></text:p>
          <text:p text:style-name="P59"><text:a xlink:type="simple" xlink:href="#__RefHeading___Toc405_864912710" text:style-name="Index_20_Link" text:visited-style-name="Index_20_Link">Others<text:tab/>5</text:a></text:p>
        </text:index-body>
      </text:table-of-content>
      <text:p text:style-name="P37"/>
      <text:h text:style-name="P46" text:outline-level="2"><text:bookmark-start text:name="__RefHeading___Toc131_864912710"/>Original Function Specification<text:bookmark-end text:name="__RefHeading___Toc131_864912710"/></text:h>
      <text:p text:style-name="P1">// s is const</text:p>
      <text:p text:style-name="P1"><text:span text:style-name="T5">X</text:span> <text:span text:style-name="T32">func_name</text:span>(<text:span text:style-name="T11">Y y</text:span>, <text:span text:style-name="T18">Z z</text:span>, ...) { }</text:p>
      <text:p text:style-name="P1"/>
      <text:h text:style-name="Heading_20_2" text:outline-level="2"><text:bookmark-start text:name="__RefHeading___Toc133_864912710"/><text:span text:style-name="T47">Function </text:span>Conversion<text:bookmark-end text:name="__RefHeading___Toc133_864912710"/></text:h>
      <text:h text:style-name="P49" text:outline-level="3"><text:bookmark-start text:name="__RefHeading___Toc135_864912710"/>Function Header Adjustment Step <text:bookmark-end text:name="__RefHeading___Toc135_864912710"/></text:h>
      <text:p text:style-name="P1"/>
      <text:p text:style-name="P1"><text:span text:style-name="T2">void </text:span><text:span text:style-name="T32">func_name</text:span>(<text:span text:style-name="T5">X* x</text:span>, <text:span text:style-name="T11">const Y y</text:span>, <text:span text:style-name="T18">Z z</text:span>, ...) { } </text:p>
      <text:p text:style-name="P1"/>
      <text:h text:style-name="P49" text:outline-level="3"><text:bookmark-start text:name="__RefHeading___Toc137_864912710"/>Tensor Function Header<text:bookmark-end text:name="__RefHeading___Toc137_864912710"/></text:h>
      <text:p text:style-name="P19">template &lt;typename Device&gt;</text:p>
      <text:p text:style-name="P19">struct <text:span text:style-name="T33">func_name</text:span><text:span text:style-name="T32">Functor</text:span> {</text:p>
      <text:p text:style-name="P20"><text:s/><text:tab/>void operator()(const Device&amp; d, <text:span text:style-name="T11">const </text:span><text:span text:style-name="T15">Y</text:span><text:span text:style-name="T11"> y_in</text:span>, <text:span text:style-name="T18">const </text:span><text:span text:style-name="T23">Z</text:span><text:span text:style-name="T18"> z_in</text:span>, <text:span text:style-name="T18"><text:s/></text:span><text:span text:style-name="T10">X*</text:span><text:span text:style-name="T5"> x_out</text:span><text:span text:style-name="T52">,</text:span><text:span text:style-name="T18"> </text:span><text:span text:style-name="T23">Z z</text:span><text:span text:style-name="T18">_out</text:span>);</text:p>
      <text:p text:style-name="P19">};</text:p>
      <text:p text:style-name="P1"/>
      <text:h text:style-name="P49" text:outline-level="3"><text:bookmark-start text:name="__RefHeading___Toc139_864912710"/>CPU Code<text:bookmark-end text:name="__RefHeading___Toc139_864912710"/></text:h>
      <text:h text:style-name="Heading_20_4" text:outline-level="4"><text:bookmark-start text:name="__RefHeading___Toc346_864912710"/>Function <text:span text:style-name="T39">Shape </text:span>Registration<text:bookmark-end text:name="__RefHeading___Toc346_864912710"/></text:h>
      <text:p text:style-name="P1">// <text:span text:style-name="T25">X -&gt; A, Y -&gt; B, Z -&gt; C</text:span></text:p>
      <text:p text:style-name="P1">Register_OP("<text:span text:style-name="T32">func_name</text:span>")</text:p>
      <text:p text:style-name="P1"><text:tab/>.Input("<text:span text:style-name="T11">in_y: B</text:span>")<text:tab/><text:tab/>// <text:span text:style-name="T2">y</text:span></text:p>
      <text:p text:style-name="P1"><text:tab/>.Input("<text:span text:style-name="T18">in_z: C</text:span>")<text:tab/><text:tab/>// <text:span text:style-name="T2">z</text:span></text:p>
      <text:p text:style-name="P1"><text:tab/>.Output("<text:span text:style-name="T5">out_x: A</text:span>")<text:tab/><text:tab/>// <text:span text:style-name="T2">x </text:span></text:p>
      <text:p text:style-name="P1"><text:tab/>.Output("<text:span text:style-name="T18">out_z: C</text:span>")<text:tab/><text:tab/>// <text:span text:style-name="T3">z</text:span></text:p>
      <text:p text:style-name="P1"><text:tab/>SetShapeFn( ::tensorflow::shape_inference::InferenceContext* c<text:span text:style-name="T1">ontext</text:span>) {</text:p>
      <text:p text:style-name="P2"><text:s text:c="6"/><text:tab/><text:tab/><text:span text:style-name="T5">c</text:span><text:span text:style-name="T6">ontext</text:span><text:span text:style-name="T5">-&gt;set_output(0, </text:span><text:span text:style-name="T7">?</text:span><text:span text:style-name="T5">);</text:span><text:tab/><text:tab/><text:tab/><text:tab/>// <text:span text:style-name="T2">x</text:span></text:p>
      <text:p text:style-name="P2"><text:s text:c="6"/><text:tab/><text:tab/><text:span text:style-name="T18">c</text:span><text:span text:style-name="T19">ontext</text:span><text:span text:style-name="T18">-&gt;set_output(</text:span><text:span text:style-name="T19">1</text:span><text:span text:style-name="T18">, </text:span><text:span text:style-name="T19">context-&gt;input(1)</text:span><text:span text:style-name="T18">);</text:span><text:tab/><text:tab/>// <text:span text:style-name="T2">z</text:span></text:p>
      <text:p text:style-name="P1"><text:s text:c="6"/><text:tab/><text:tab/>return Status::OK();</text:p>
      <text:p text:style-name="P1"><text:s text:c="4"/><text:tab/>});</text:p>
      <text:p text:style-name="P1"/>
      <text:h text:style-name="Heading_20_4" text:outline-level="4"><text:bookmark-start text:name="__RefHeading___Toc348_864912710"/>Function Invokation<text:bookmark-end text:name="__RefHeading___Toc348_864912710"/></text:h>
      <text:p text:style-name="P3">class <text:span text:style-name="T32">func_nameOp</text:span> : public OpKernel {</text:p>
      <text:p text:style-name="P3">public:</text:p>
      <text:p text:style-name="P3"><text:tab/>explicit <text:span text:style-name="T32">func_nameOp</text:span>(OpKernelConstruction* context) : OpKernel(context) {}</text:p>
      <text:p text:style-name="P3"><text:tab/></text:p>
      <text:p text:style-name="P3"><text:tab/>void Compute(OpKernelContext* context) override {</text:p>
      <text:p text:style-name="P3"><text:tab/><text:tab/>// <text:span text:style-name="T49">Input Tensors</text:span></text:p>
      <text:p text:style-name="P7"><text:s text:c="4"/><text:tab/><text:tab/><text:span text:style-name="T11">const Tensor&amp; y_</text:span><text:span text:style-name="T12">in_</text:span><text:span text:style-name="T11">tensor = context-&gt;input(0);</text:span></text:p>
      <text:p text:style-name="P8"><text:s text:c="4"/><text:tab/><text:tab/>const B* y_<text:span text:style-name="T27">in_</text:span>data = y_<text:span text:style-name="T27">in_</text:span>tensor.flat&lt;B&gt;().data();</text:p>
      <text:p text:style-name="P8"/>
      <text:p text:style-name="P9"><text:s text:c="4"/><text:tab/><text:tab/>const Tensor&amp; <text:span text:style-name="T26">z</text:span>_<text:span text:style-name="T27">in_</text:span>tensor = context-&gt;input(<text:span text:style-name="T26">1</text:span>);</text:p>
      <text:p text:style-name="P9"><text:s text:c="4"/><text:tab/><text:tab/>const <text:span text:style-name="T26">C</text:span>* <text:span text:style-name="T26">z</text:span>_<text:span text:style-name="T27">in_</text:span>data = <text:span text:style-name="T26">z</text:span>_<text:span text:style-name="T27">in_</text:span>tensor.flat&lt;<text:span text:style-name="T26">C</text:span>&gt;().data();</text:p>
      <text:p text:style-name="P9"/>
      <text:p text:style-name="P3"><text:soft-page-break/><text:tab/><text:tab/>// <text:span text:style-name="T30">Output Tensors</text:span></text:p>
      <text:p text:style-name="P15"><text:s text:c="4"/><text:tab/><text:tab/>Tensor* <text:span text:style-name="T29">x_out_tensor</text:span> = NULL;</text:p>
      <text:p text:style-name="P15"><text:s text:c="4"/><text:tab/><text:tab/>OP_REQUIRES_OK(context, context-&gt;allocate_output(0, ?,</text:p>
      <text:p text:style-name="P15"><text:s text:c="53"/>&amp;<text:span text:style-name="T29">x_out_tensor</text:span>));</text:p>
      <text:p text:style-name="P15"><text:tab/><text:tab/><text:span text:style-name="T29">x_out_data = x_out_tensor.flat&lt;A&gt;().data();</text:span></text:p>
      <text:p text:style-name="P15"/>
      <text:p text:style-name="P10"><text:s text:c="4"/><text:tab/><text:tab/>Tensor* <text:span text:style-name="T27">z_out_tensor</text:span> = NULL;</text:p>
      <text:p text:style-name="P11"><text:s text:c="4"/><text:tab/><text:tab/>OP_REQUIRES_OK(context, context-&gt;allocate_output(<text:span text:style-name="T30">1,</text:span> z<text:span text:style-name="T24">_in_tensor</text:span>.shape(),</text:p>
      <text:p text:style-name="P11"><text:s text:c="53"/>&amp;<text:span text:style-name="T27">z_out_tensor</text:span>));</text:p>
      <text:p text:style-name="P12"><text:tab/><text:tab/><text:span text:style-name="T28">z_out_data = z_out_tensor.flat&lt;</text:span>C<text:span text:style-name="T28">&gt;().data();</text:span></text:p>
      <text:p text:style-name="P16"/>
      <text:p text:style-name="P32"><text:tab/><text:tab/>// <text:span text:style-name="T49">Input data</text:span></text:p>
      <text:p text:style-name="P17"><text:tab/><text:tab/><text:span text:style-name="T17">const Y y_in = Y(</text:span><text:span text:style-name="T16">y_</text:span><text:span text:style-name="T12">in_</text:span><text:span text:style-name="T16">data</text:span><text:span text:style-name="T17">); <text:tab/>// B -&gt; Y</text:span></text:p>
      <text:p text:style-name="P13"><text:span text:style-name="T48"><text:tab/><text:tab/>const Z z_in = Z(z_in_data);<text:tab/><text:tab/>// C -&gt; Z</text:span></text:p>
      <text:p text:style-name="P17"/>
      <text:p text:style-name="P31"><text:tab/><text:tab/>// <text:span text:style-name="T49">Output data</text:span></text:p>
      <text:p text:style-name="P18"><text:span text:style-name="T48"><text:tab/><text:tab/>X x_out = X(x_out_data); <text:tab/>// A -&gt; X</text:span></text:p>
      <text:p text:style-name="P14"><text:span text:style-name="T48"><text:tab/><text:tab/>Z z_out = Z(z_out_data);<text:tab/>// C -&gt; Z</text:span></text:p>
      <text:p text:style-name="P14"/>
      <text:p text:style-name="P33"><text:tab/><text:tab/> <text:span text:style-name="T33">func_name</text:span><text:span text:style-name="T34">Functor</text:span><text:span text:style-name="T51">&lt;Device&gt;()(</text:span></text:p>
      <text:p text:style-name="P34"><text:span text:style-name="T50"><text:tab/><text:tab/><text:tab/>context-&gt;eigen_device&lt;Device&gt;(),</text:span></text:p>
      <text:p text:style-name="P35"><text:span text:style-name="T51"><text:tab/><text:tab/><text:tab/>y_in, z_in, x_out, z_out);</text:span></text:p>
      <text:p text:style-name="P3"><text:tab/><text:span text:style-name="T4">}</text:span></text:p>
      <text:p text:style-name="P4">}</text:p>
      <text:p text:style-name="P3"/>
      <text:h text:style-name="Heading_20_4" text:outline-level="4"><text:bookmark-start text:name="__RefHeading___Toc360_864912710"/>Function Registration<text:bookmark-end text:name="__RefHeading___Toc360_864912710"/></text:h>
      <text:p text:style-name="P5">// <text:span text:style-name="T40">Register the CPU Kernel</text:span></text:p>
      <text:p text:style-name="P5">REGISTER_KERNEL_BUILDER(Name("<text:span text:style-name="T32">func_name</text:span>").Device(DEVICE_CPU), <text:tab/><text:span text:style-name="T32">func_nameOp</text:span><text:span text:style-name="T40">&lt;DEVICE_CPU&gt;)</text:span>;</text:p>
      <text:p text:style-name="P5"/>
      <text:p text:style-name="P5">// <text:span text:style-name="T40">Register the GPU Kernel</text:span></text:p>
      <text:p text:style-name="P29">#ifdef GOOGLE_CUDA <text:s text:c="34"/></text:p>
      <text:p text:style-name="P6">REGISTER_KERNEL_BUILDER(Name("<text:span text:style-name="T32">func_name</text:span>").Device(DEVICE_<text:span text:style-name="T41">G</text:span>PU), <text:tab/><text:span text:style-name="T32">func_nameOp</text:span><text:span text:style-name="T40">&lt;DEVICE_GPU&gt;)</text:span>;</text:p>
      <text:p text:style-name="P30"><text:span text:style-name="T40">#endif <text:s/>// GOOGLE_CUDA</text:span></text:p>
      <text:h text:style-name="P57" text:outline-level="4"/>
      <text:h text:style-name="P57" text:outline-level="4"><text:bookmark-start text:name="__RefHeading___Toc362_864912710"/><text:span text:style-name="T36">Actual </text:span>CPU Implementation<text:bookmark-end text:name="__RefHeading___Toc362_864912710"/></text:h>
      <text:p text:style-name="P21"/>
      <text:p text:style-name="P21">template &lt;&gt;</text:p>
      <text:p text:style-name="P21">struct <text:span text:style-name="T33">func_name</text:span><text:span text:style-name="T34">Functor</text:span>&lt;CPUDevice&gt; {</text:p>
      <text:p text:style-name="P23"><text:s text:c="2"/><text:tab/>void operator()<text:span text:style-name="T31">(const CPUDevice&amp; d, </text:span><text:span text:style-name="T13">const </text:span><text:span text:style-name="T15">Y</text:span><text:span text:style-name="T13"> y_in</text:span><text:span text:style-name="T31">, </text:span><text:span text:style-name="T21">const </text:span><text:span text:style-name="T23">Z</text:span><text:span text:style-name="T21"> z_in</text:span><text:span text:style-name="T31">, </text:span><text:span text:style-name="T21"><text:s/></text:span><text:span text:style-name="T10">X*</text:span><text:span text:style-name="T8"> x_out</text:span><text:span text:style-name="T53">,</text:span><text:span text:style-name="T21"> </text:span><text:span text:style-name="T23">Z z</text:span><text:span text:style-name="T21">_out</text:span><text:span text:style-name="T31">)</text:span> { <text:s/>}</text:p>
      <text:p text:style-name="P21">};</text:p>
      <text:h text:style-name="P48" text:outline-level="3"><text:bookmark-start text:name="__RefHeading___Toc141_864912710"/>GPU <text:span text:style-name="T36">Code</text:span><text:bookmark-end text:name="__RefHeading___Toc141_864912710"/></text:h>
      <text:p text:style-name="P25">// Define the CUDA kernel.</text:p>
      <text:p text:style-name="P28">__global__ void <text:span text:style-name="T35">func_name</text:span><text:span text:style-name="T32">CudaKernel</text:span>(<text:span text:style-name="T13">const </text:span><text:span text:style-name="T15">Y</text:span><text:span text:style-name="T13"> y_in</text:span><text:span text:style-name="T31">, </text:span><text:span text:style-name="T21">const </text:span><text:span text:style-name="T23">Z</text:span><text:span text:style-name="T21"> z_in</text:span><text:span text:style-name="T31">, </text:span><text:span text:style-name="T21"><text:s/></text:span><text:span text:style-name="T10">X*</text:span><text:span text:style-name="T8"> x_out</text:span><text:span text:style-name="T53">,</text:span><text:span text:style-name="T21"> </text:span><text:span text:style-name="T23">Z z</text:span><text:span text:style-name="T21">_out</text:span>) { }</text:p>
      <text:p text:style-name="P25"/>
      <text:p text:style-name="P25">// Define the GPU implementation that launches the CUDA kernel.</text:p>
      <text:p text:style-name="P22">template &lt;&gt;</text:p>
      <text:p text:style-name="P22"><text:span text:style-name="T37">void</text:span> <text:span text:style-name="T33">func_name</text:span><text:span text:style-name="T34">Functor</text:span>&lt;<text:span text:style-name="T37">GPUDevice</text:span>&gt; {</text:p>
      <text:p text:style-name="P24"><text:s text:c="2"/><text:tab/>void operator()<text:span text:style-name="T31">(const GPUDevice&amp; d, </text:span><text:span text:style-name="T13">const </text:span><text:span text:style-name="T15">Y</text:span><text:span text:style-name="T13"> y_in</text:span><text:span text:style-name="T31">, </text:span><text:span text:style-name="T21">const </text:span><text:span text:style-name="T23">Z</text:span><text:span text:style-name="T21"> z_in</text:span><text:span text:style-name="T31">, </text:span><text:span text:style-name="T21"><text:s/></text:span><text:span text:style-name="T10">X*</text:span><text:span text:style-name="T8"> x_out</text:span><text:span text:style-name="T53">,</text:span><text:span text:style-name="T21"> </text:span><text:span text:style-name="T23">Z z</text:span><text:span text:style-name="T21">_out</text:span><text:span text:style-name="T31">)</text:span> { <text:s/></text:p>
      <text:p text:style-name="P26"><text:s text:c="2"/><text:tab/><text:tab/>// Launch the cuda kernel.</text:p>
      <text:p text:style-name="P26"/>
      <text:p text:style-name="P26"><text:s text:c="2"/><text:tab/><text:tab/>int block_count = 1024;</text:p>
      <text:p text:style-name="P26"><text:s text:c="2"/><text:tab/><text:tab/>int thread_per_block = 20;</text:p>
      <text:p text:style-name="P26"><text:s text:c="2"/><text:tab/><text:tab/>ExampleCudaKernel</text:p>
      <text:p text:style-name="P27"><text:s text:c="6"/><text:tab/><text:tab/><text:tab/>&lt;&lt;&lt;block_count, thread_per_block, 0, d.stream()&gt;&gt;&gt;(<text:span text:style-name="T14">y_in</text:span>, <text:span text:style-name="T22">z_in</text:span><text:span text:style-name="T38">, </text:span><text:span text:style-name="T9">x_out</text:span>, <text:span text:style-name="T38"><text:tab/><text:tab/><text:tab/><text:tab/><text:tab/><text:tab/><text:tab/><text:tab/><text:tab/><text:tab/><text:tab/><text:tab/></text:span><text:span text:style-name="T22">z_out</text:span>);</text:p>
      <text:p text:style-name="P22"><text:tab/>}</text:p>
      <text:p text:style-name="P22">};</text:p>
      <text:h text:style-name="P45" text:outline-level="2"><text:bookmark-start text:name="__RefHeading___Toc143_864912710"/>Type Conversion<text:bookmark-end text:name="__RefHeading___Toc143_864912710"/></text:h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3">Manta<text:span text:style-name="T46">flow</text:span></text:p>
          </table:table-cell>
          <table:table-cell table:style-name="Tabelle1.B1" office:value-type="string">
            <text:p text:style-name="P53">Tensor<text:span text:style-name="T46">flow</text:span></text:p>
          </table:table-cell>
        </table:table-row>
        <table:table-row>
          <table:table-cell table:style-name="Tabelle1.A2" office:value-type="string">
            <text:p text:style-name="P51">MACGrid</text:p>
          </table:table-cell>
          <table:table-cell table:style-name="Tabelle1.B2" office:value-type="string">
            <text:p text:style-name="P51">float*</text:p>
          </table:table-cell>
        </table:table-row>
        <table:table-row>
          <table:table-cell table:style-name="Tabelle1.A2" office:value-type="string">
            <text:p text:style-name="P51">FlagGrid</text:p>
          </table:table-cell>
          <table:table-cell table:style-name="Tabelle1.B2" office:value-type="string">
            <text:p text:style-name="P51">int<text:span text:style-name="T45">32</text:span>*</text:p>
          </table:table-cell>
        </table:table-row>
        <table:table-row>
          <table:table-cell table:style-name="Tabelle1.A2" office:value-type="string">
            <text:p text:style-name="P51">Grid&lt;Real&gt;</text:p>
          </table:table-cell>
          <table:table-cell table:style-name="Tabelle1.B2" office:value-type="string">
            <text:p text:style-name="P51">float*</text:p>
          </table:table-cell>
        </table:table-row>
        <table:table-row>
          <table:table-cell table:style-name="Tabelle1.A2" office:value-type="string">
            <text:p text:style-name="P52">Vec3</text:p>
          </table:table-cell>
          <table:table-cell table:style-name="Tabelle1.B2" office:value-type="string">
            <text:p text:style-name="P54">float*</text:p>
          </table:table-cell>
        </table:table-row>
      </table:table>
      <text:p text:style-name="P36"/>
      <text:h text:style-name="P47" text:outline-level="2"><text:bookmark-start text:name="__RefHeading___Toc403_864912710"/><text:span text:style-name="T43">U</text:span><text:span text:style-name="T42">til Function Conversion</text:span><text:bookmark-end text:name="__RefHeading___Toc403_864912710"/></text:h>
      <text:list xml:id="list6352423808265662826" text:style-name="L2">
        <text:list-item>
          <text:p text:style-name="P41"><text:span text:style-name="T42">Mantaflow Class: Create constructor for Tensorflow type</text:span></text:p>
        </text:list-item>
        <text:list-item>
          <text:p text:style-name="P41"><text:span text:style-name="T42">Create read-only class variants </text:span></text:p>
        </text:list-item>
        <text:list-item>
          <text:p text:style-name="P44"><text:span text:style-name="T42">Add batch dimension</text:span></text:p>
        </text:list-item>
      </text:list>
      <text:h text:style-name="Heading_20_3" text:outline-level="3"><text:bookmark-start text:name="__RefHeading___Toc350_864912710"/>GPU<text:bookmark-end text:name="__RefHeading___Toc350_864912710"/></text:h>
      <text:list xml:id="list3736655210890720235" text:style-name="L3">
        <text:list-item>
          <text:p text:style-name="P43"><text:span text:style-name="T44">D</text:span><text:span text:style-name="T42">uplicate code</text:span></text:p>
        </text:list-item>
        <text:list-item>
          <text:p text:style-name="P42"><text:span text:style-name="T44">Substitute __inline for __device__</text:span></text:p>
        </text:list-item>
      </text:list>
      <text:h text:style-name="Heading_20_2" text:outline-level="2"><text:bookmark-start text:name="__RefHeading___Toc405_864912710"/>Others<text:bookmark-end text:name="__RefHeading___Toc405_864912710"/></text:h>
      <text:list xml:id="list35024556857566718" text:style-name="L1">
        <text:list-item>
          <text:p text:style-name="P39"><text:span text:style-name="T54">Specify</text:span> function to convert</text:p>
        </text:list-item>
        <text:list-item>
          <text:p text:style-name="P38">Create Build file</text:p>
        </text:list-item>
        <text:list-item>
          <text:p text:style-name="P40">Build Tensorfl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15S</meta:editing-duration>
    <meta:editing-cycles>74</meta:editing-cycles>
    <meta:generator>LibreOffice/5.1.6.2$Linux_X86_64 LibreOffice_project/10m0$Build-2</meta:generator>
    <dc:date>2018-01-03T15:20:16.376715353</dc:date>
    <meta:document-statistic meta:table-count="1" meta:image-count="0" meta:object-count="0" meta:page-count="5" meta:paragraph-count="121" meta:word-count="447" meta:character-count="3575" meta:non-whitespace-character-count="2929"/>
    <meta:user-defined meta:name="Info 1"/>
    <meta:user-defined meta:name="Info 2"/>
    <meta:user-defined meta:name="Info 3"/>
    <meta:user-defined meta:name="Info 4"/>
  </office:meta>
</office:document-meta>
</file>